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Preliminary incubation</text:h>
      <text:p text:style-name="First_20_paragraph">The preliminary incubation was designed to examine the possible effect of two LTTs, ORG and MIN, on SOM properties during a one week incubation, using two different amendments with differing lability.</text:p>
      <text:h text:style-name="Heading_20_2" text:outline-level="2">Dynamics of SOM properties in non-amended samples</text:h>
      <text:h text:style-name="Heading_20_3" text:outline-level="3">Microbial biomass and respiration</text:h>
      <text:p text:style-name="First_20_paragraph">both LTTs had seen high Resp rates (Fig <text:a xlink:type="simple" xlink:href="#fig:resp_control_preliminary" office:name=""><text:span text:style-name="Definition">[fig:resp_control_preliminary]</text:span></text:a>) in the first 24 h of incubation, with peak rates during the first hours of incubation, quickly decreasing to reach steady values of less than 20 mg CO2-C/kg/day from 48 h onward. A pulse of Resp was observed in Min, peaking at 74 mg CO2-C/kg/day after 7 h and a significantly smaller peak of 57 mg CO2-C/kg/day was concurrently recorded for Org. interestingly, Resp rates were lower in Org during the first 96h of incubation. It is possible that peak Resp for Org had occurred at some point between the 2h and 7h sampling, thus being undetected. Our main experiment indeed showed peak Resp after 4h in control samples (results in following chapter). Still there is little reason to believe that an earlier peak in Resp would have been exclusively observed in Org as these respective LTTs presented otherwise similar patterns. following from Resp rate data, cumulative respiration was significantly higher in Min throughout most of the incubation, with a  23<draw:frame draw:style-name="fr1" text:anchor-type="as-char"><draw:object xlink:href="Formula-0/" xlink:type="simple" xlink:show="embed" xlink:actuate="onLoad"/></draw:frame> average increase over Org cumulative Resp values throughout the incubation A slight and evidently statistically insignificant, increase in MBC (Fig <text:a xlink:type="simple" xlink:href="#fig:mbc_control_preliminary" office:name=""><text:span text:style-name="Definition">[fig:mbc_control_preliminary]</text:span></text:a>) was observed in Min samples after 24 h of incubation, followed by slight decrease in the next 3 days. In sharp contrast, in Org samples, MBC had seen a substantial increase of  100 mg/kg between 24-48h of incubation. This increase marked a peak of MBC in Org, after which MBC levels declined sharply to reach a value of  370 mg/kg, practically the same as in Min.</text:p>
      <text:p text:style-name="Text_20_body"><text:span text:style-name="T1">dynamics of </text:span><draw:frame draw:style-name="fr1" text:anchor-type="as-char"><draw:object xlink:href="Formula-2/" xlink:type="simple" xlink:show="embed" xlink:actuate="onLoad"/></draw:frame><text:span text:style-name="T1"> respiration in non-amended samples</text:span></text:p>
      <text:p text:style-name="Text_20_body">[fig:resp_control_preliminary]</text:p>
      <text:p text:style-name="Text_20_body"><text:span text:style-name="T1">dynamics of MBC in non-amended samples</text:span></text:p>
      <text:p text:style-name="Text_20_body">[fig:mbc_control_preliminary]</text:p>
      <text:h text:style-name="Heading_20_3" text:outline-level="3">WEOC</text:h>
      <text:p text:style-name="First_20_paragraph">WEOC (Fig <text:a xlink:type="simple" xlink:href="#fig:weoc_control_preliminary" office:name=""><text:span text:style-name="Definition">[fig:weoc_control_preliminary]</text:span></text:a>) was higher in Org throughout the incubation, despite very similar values at 48h. Initial levels of WEOC were more than 50<draw:frame draw:style-name="fr1" text:anchor-type="as-char"><draw:object xlink:href="Formula-4/" xlink:type="simple" xlink:show="embed" xlink:actuate="onLoad"/></draw:frame> higher in ORG, with this percentage decreasing to  30<draw:frame draw:style-name="fr1" text:anchor-type="as-char"><draw:object xlink:href="Formula-6/" xlink:type="simple" xlink:show="embed" xlink:actuate="onLoad"/></draw:frame> by 96 h of incubation. In both LTTs, WEOC was almost without change in the first 24 h, subsequently dropping sharply to reach a relatively similar value of  20 mg/kg in both LTTs after 48 h of incubation. This sharp decrease was followed by a substantial increase in the next 48 h, finally reaching values slightly, yet significantly higher than initial values. It is worth noting the opposite trends between MBC and WEOC, particularly in Org, whereby a sharp decrease in WEOC between 24-48 h was accompanied by a similarly sharp increase and the same (inverse) contrast was observed in the following 48 h.</text:p>
      <text:p text:style-name="Text_20_body"><text:span text:style-name="T1">dynamics of WEOC in non-amended samples</text:span></text:p>
      <text:p text:style-name="Text_20_body">[fig:weoc_control_preliminary]</text:p>
      <text:h text:style-name="Heading_20_3" text:outline-level="3">HWE total Carbon and Carbohydrate-C</text:h>
      <text:p text:style-name="First_20_paragraph">Org had sustained significantly higher levels of HWEC (Fig <text:a xlink:type="simple" xlink:href="#fig:hwec_control_preliminary" office:name=""><text:span text:style-name="Definition">[fig:hwec_control_preliminary]</text:span></text:a>) and HWES-C (Fig <text:a xlink:type="simple" xlink:href="#fig:hwes-c_control_preliminary" office:name=""><text:span text:style-name="Definition">[fig:hwes-c_control_preliminary]</text:span></text:a>) compared with Min throughout the entire incubation, with Org values 50 and 30<draw:frame draw:style-name="fr1" text:anchor-type="as-char"><draw:object xlink:href="Formula-8/" xlink:type="simple" xlink:show="embed" xlink:actuate="onLoad"/></draw:frame> higher than Min, for HWEC and HWES respectivly. HWEC and HWES-C had followed very similar patterns throughout the incubation, in both LTTs, while the dynamics of HWEC fluctuated more sharply in the first 96h in Org but not so much in Min which presented strong concurrence in time dependent changes between HWEC and HWES-C (pearson r = 0.97 for first differences in Min, compared with 0.91 for Org). These concurrent dynamics suggest that HWES-C comprised a relatively constant fraction of HWEC in control samples of these two LTT, throughout the incubation period. This fraction, calculated by averaging the ratio of HWES-C-to-HWEC across all sampling events, yielded a mean of 0.33 and 0.29 (assuming 40<draw:frame draw:style-name="fr1" text:anchor-type="as-char"><draw:object xlink:href="Formula-10/" xlink:type="simple" xlink:show="embed" xlink:actuate="onLoad"/></draw:frame> carbon by weight in HWES) in Min and Org respectively, with a <draw:frame draw:style-name="fr1" text:anchor-type="as-char"><draw:object xlink:href="Formula-12/" xlink:type="simple" xlink:show="embed" xlink:actuate="onLoad"/></draw:frame>0.01 associated error.</text:p>
      <text:p text:style-name="Text_20_body"><text:span text:style-name="T1">dynamics of HWEC in non-amended samples</text:span></text:p>
      <text:p text:style-name="Text_20_body">[fig:hwec_control_preliminary]</text:p>
      <text:p text:style-name="Text_20_body"><text:span text:style-name="T1">dynamics of HWES-C in non-amended samples</text:span></text:p>
      <text:p text:style-name="Text_20_body">[fig:hwes-c_control_preliminary]</text:p>
      <text:h text:style-name="Heading_20_3" text:outline-level="3">Ergosterol</text:h>
      <text:p text:style-name="First_20_paragraph">Min presented a very slight decrease in Erg during the incubation period, with a mean Erg concentration of  9 mg/kg, while Org sustained a considerable reduction in Erg concentrations from  13 mg/kg in the first 24 h to 10.5 mg/kg by the end of the incubation (Fig. <text:a xlink:type="simple" xlink:href="#fig:erg_control_preliminary" office:name=""><text:span text:style-name="Definition">[fig:erg_control_preliminary]</text:span></text:a>).</text:p>
      <text:p text:style-name="Text_20_body"><text:span text:style-name="T1">dynamics of Ergosterol in non-amended samples</text:span></text:p>
      <text:p text:style-name="Text_20_body">[fig:erg_control_preliminary]</text:p>
      <text:h text:style-name="Heading_20_2" text:outline-level="2">Dynamics of SOM properties in Straw and KW Compost amended samples</text:h>
      <text:h text:style-name="Heading_20_3" text:outline-level="3">MB Carbon and Respiration</text:h>
      <text:p text:style-name="First_20_paragraph">Org had seen an initial increase of 200 and 400 mg/kg MBC over control samples, following the addition of both Str and KWC (figures and ) respectively, while for Min a smaller increase was observed after Str application (Fig <text:a xlink:type="simple" xlink:href="#fig:MBC_treated_preliminary" office:name=""><text:span text:style-name="Definition">[fig:MBC_treated_preliminary]</text:span></text:a> ). In Min, data is missing for the first sampling of KWC amended samples (fig ). Nonetheless, the otherwise parallel MBC trends between the two LTTs ( in KWC amended samples) throughout the rest of the incubation, suggest a substantial initial increase of  400 mg/kg over control samples (absolute value of 600 mg/kg MBC at the first sampling) in Min+STR samples. Despite initial increases in both STTs, subsequent dynamics differed notably. In KWC amended samples, the initial MBC increase (assuming 400 mg/kg control normalized MBC for Min samples) was followed by a general decrease in both LTTs, suggesting the favorable effect of KWC on MBC, was short lived, at least in the short-term period recorded in this incubation. Org+KWC had seen a decrease in control normalized MBC from the intial 382 mg/kg to 250 mg/kg after 96h of incubation, while Min saw a similar or greater decrease across 4 days of incubation finally reaching a control normalized MBC value of 110 mg/kg. Moreover, 24 h after the start of the incubation, MBC in Min+KWC samples had decreased by almost 100 mg/kg below the level of corresponding control samples, suggesting a short-term negative effect of KWC on MBC. In contrast with KWC, STR amendment had initially caused relatively small and little-to-no increases over control samples in Org and Min respectively, while seeing a sharp increase of 600 mg/kg in both LTTs ( 50<draw:frame draw:style-name="fr1" text:anchor-type="as-char"><draw:object xlink:href="Formula-14/" xlink:type="simple" xlink:show="embed" xlink:actuate="onLoad"/></draw:frame> higher than initial increase in KWC amended samples). This increase was subsequently leveled off in the next 4 days. Resp dynamics in the two STTs seem to concur with their respective MBC dynamics. KWC Resp rates peaked immediately at the onset of the incubation and subsequently decreased rapidly, reaching control normalized values of close to 20 mg CO2-C /kg/day after 48 hours in both LTTs, while STR Resp rates peaked 7 and 10 h after incubation began, in Min and Org respectively. Indeed Resp data in KWC is missing for the 7h (as well as 24 h) sampling event, so that it is possible that peak rates would have been detected after 7h of incubation. Nonetheless, the substantial difference of more than 150 mg/kg ( 75<draw:frame draw:style-name="fr1" text:anchor-type="as-char"><draw:object xlink:href="Formula-16/" xlink:type="simple" xlink:show="embed" xlink:actuate="onLoad"/></draw:frame> ) between the 2h and 10h sampling suggest that, even if this was true, this peak would probably not have been much higher than the observed peak. This intense initial respiration response followed by rapid decline towards control respiration rates, corresponds to an initial MBC increase in these KWC amended samples. Similarly, a somewhat delayed Resp peak in STR amended samples and relatively high Resp rates sustained throughout the larger part of the incubation, concur with substantial growth in the first 24 h of incubation as well as with the high levels of MBC sustained through the next 72 h in these samples.</text:p>
      <text:p text:style-name="Text_20_body"><text:span text:style-name="T1">dynamics of HWES-C in non-amended samples</text:span></text:p>
      <text:p text:style-name="Text_20_body">[fig:MBC_treated_preliminary]</text:p>
      <text:h text:style-name="Heading_20_3" text:outline-level="3">WEOC</text:h>
      <text:h text:style-name="Heading_20_3" text:outline-level="3">HWEC and HWES</text:h>
      <text:h text:style-name="Heading_20_3" text:outline-level="3">Erg</text:h>
      <text:h text:style-name="Heading_20_1" text:outline-level="1">Incubation with MRE solution</text:h>
      <text:h text:style-name="Heading_20_2" text:outline-level="2">SOM properties in non-amended soil samples</text:h>
      <text:p text:style-name="First_20_paragraph">The first objective for this work was to establish a reference point for SOM properties in the three LTTs and evaluate the effect of years of the different management histories on the dynamics of SOM properties as well as their average baseline values in non-amended samples.</text:p>
      <text:h text:style-name="Heading_20_3" text:outline-level="3">short-term dynamics</text:h>
      <text:p text:style-name="First_20_paragraph">the non-amended samples received distilled water as a control for MRE treated samples ( in equivalent volume <draw:frame draw:style-name="fr1" text:anchor-type="as-char"><draw:object xlink:href="Formula-18/" xlink:type="simple" xlink:show="embed" xlink:actuate="onLoad"/></draw:frame> 1ml per week). The first water addition had raised the soil water content by roughly 10<draw:frame draw:style-name="fr1" text:anchor-type="as-char"><draw:object xlink:href="Formula-20/" xlink:type="simple" xlink:show="embed" xlink:actuate="onLoad"/></draw:frame> of WHC form 50 to 60<draw:frame draw:style-name="fr1" text:anchor-type="as-char"><draw:object xlink:href="Formula-22/" xlink:type="simple" xlink:show="embed" xlink:actuate="onLoad"/></draw:frame> WHC. The first water addition was followed by sharp increases in MBC , RESP and WEOC in all three LTTs (Figures <text:a xlink:type="simple" xlink:href="#fig:mbc_control_main" office:name=""><text:span text:style-name="Definition">[fig:mbc_control_main]</text:span></text:a>, <text:a xlink:type="simple" xlink:href="#fig:resp_control_main" office:name=""><text:span text:style-name="Definition">[fig:resp_control_main]</text:span></text:a> and <text:a xlink:type="simple" xlink:href="#fig:weoc_control_main" office:name=""><text:span text:style-name="Definition">[fig:weoc_control_main]</text:span></text:a> respectively). Strong pulses of CO2-Respiration were also observed after the 2nd and 3rd water addition. Considerably smaller increases were observed in MBC between days 8-10 and between days 14-15 which seem to have been also related to water additions. These increases following water additions were not observed in WEOC (except for the first water addition).<text:line-break/>A general trend was observed in all the above mentioned parameters, entailing high values during the first part of the incubation (few days to one week depending on the parameter) followed by a decrease and then a steadying of values in later weeks. These similar patterns suggest a connection between microbial growth and activity and the concentrations of WEOC.<text:line-break/>MBC had increased almost 10 fold in ORG and MIN in the first 24 h, while a smaller, yet substantial increase, of x was observed for UNC. Subsequently, MBC levels dropped rapidly, reaching levels comparable to initial values in all three LTTs by the 8th day. from then on, another, slower and more limited in size increase in MBC was observed for all three LTTs (considerably milder in UNC compared with the two other LTTs), leveling off in the range of 221-464 mg/kg, by the 10th day. A small but significant increase was again observed during the 14th day (immediately after the 3rd water addition) peaking in at 275-564 mg/kg by day 15 and subsequently decreasing slowly to reach values of between  200-300 mg/kg by the end of the incubation.<text:line-break/>A sharp pulse of CO2 respiration was observed following each water addition. Respiration rates rose sharply in the hours following water additions, peaking after  4 h . 4 hours after the first water addition respiration rates were increased by 30<draw:frame draw:style-name="fr1" text:anchor-type="as-char"><draw:object xlink:href="Formula-24/" xlink:type="simple" xlink:show="embed" xlink:actuate="onLoad"/></draw:frame> or more, over the value for 2 h (this was the first sampling), depending on LTT. After A  50<draw:frame draw:style-name="fr1" text:anchor-type="as-char"><draw:object xlink:href="Formula-26/" xlink:type="simple" xlink:show="embed" xlink:actuate="onLoad"/></draw:frame> decrease in the next 8 h, rates were mostly increasing steadily until the next water addition. The 2nd week saw another, even sharper pulse of respiration, after which respiration rates were constantly decreasing. The 3rd week, similarly saw a sharp increase and then decrease in the first 10 h after water addition and respiration rates subsequently fluctuated in a constant range until the end of that week. Similar to the dynamics of microbial growth and activity, WEOC levels had sharply increased in the first 24 h of incubation (by 300<draw:frame draw:style-name="fr1" text:anchor-type="as-char"><draw:object xlink:href="Formula-28/" xlink:type="simple" xlink:show="embed" xlink:actuate="onLoad"/></draw:frame> in MIN and UNC and  400<draw:frame draw:style-name="fr1" text:anchor-type="as-char"><draw:object xlink:href="Formula-30/" xlink:type="simple" xlink:show="embed" xlink:actuate="onLoad"/></draw:frame> in ORG), declining considerably during the first half of the 2nd week, and then increasing in the 2nd half and subsequently presenting steady values in the last 2 weeks. In contrast, we did not observe any increases following the 2nd and 3rd water addition, as we did with the dynamics of MBC and particularly those of RESP.<text:line-break/>HWES, in contrast with WEOC, showed only slight changes during the incubation, mostly restricted to the first half of incubation, in which a significant decrease ( particularly in MIN and UNC) and then increase back to levels similar to initial values, was observed. HWES remained practically unchanged during the 2nd half of the incubation. Arguably, HWES samplings were limited to the first and last day of each week and it is possible that more pronounced changes would have been recorded during week days, as for example, was observed for MBC in the first few days of incubation or for WEOC on day 10. Nonetheless, weekly changes in MBC and WEOC were far more considerable, with percent changes in the range of hundreds on the 1st week (MBC and WEOC) and 2nd week (WEOC) (fig x and x for MBC and WEOC respectively).<text:line-break/>Interestingly, the period of decreased HWES levels (1st half of incubation) correspond, to a large extent, with the period of increased MBC, CO2-Resp and WEOC.<text:line-break/>Aggregate stability, measured on days 0, 14 and 28, generally decreased throughout the incubation period, except in ORG in the 2nd half of the incubation.</text:p>
      <text:p text:style-name="Text_20_body"><text:span text:style-name="T1">dynamics of MBC in non-amended samples</text:span></text:p>
      <text:p text:style-name="Text_20_body">[fig:mbc_control_main]</text:p>
      <text:p text:style-name="Text_20_body"><text:span text:style-name="T1">dynamics of </text:span><draw:frame draw:style-name="fr1" text:anchor-type="as-char"><draw:object xlink:href="Formula-32/" xlink:type="simple" xlink:show="embed" xlink:actuate="onLoad"/></draw:frame><text:span text:style-name="T1"> Respiration in non-amended samples</text:span></text:p>
      <text:p text:style-name="Text_20_body">[fig:resp_control_main]</text:p>
      <text:p text:style-name="Text_20_body"><text:span text:style-name="T1">dynamics of WEOC in non-amended samples</text:span></text:p>
      <text:p text:style-name="Text_20_body">[fig:weoc_control_main]</text:p>
      <text:h text:style-name="Heading_20_3" text:outline-level="3">Effect of management history in non-amended samples</text:h>
      <text:p text:style-name="First_20_paragraph">Overall, the level of SOM parameters observed for control samples throughout the incubation where in the following order, UNC<draw:frame draw:style-name="fr1" text:anchor-type="as-char"><draw:object xlink:href="Formula-34/" xlink:type="simple" xlink:show="embed" xlink:actuate="onLoad"/></draw:frame> MIN <draw:frame draw:style-name="fr1" text:anchor-type="as-char"><draw:object xlink:href="Formula-36/" xlink:type="simple" xlink:show="embed" xlink:actuate="onLoad"/></draw:frame> ORG (figure ), However this pattern was fairly inconsistent in some of the parameters. HWES values (Fig. <text:a xlink:type="simple" xlink:href="#fig:hwes_control_main" office:name=""><text:span text:style-name="Definition">[fig:hwes_control_main]</text:span></text:a>) for ORG were significantly and substantially higher then for the two other LTTs on every sampling day and WEOC (Fig. <text:a xlink:type="simple" xlink:href="#fig:weoc_control_main" office:name=""><text:span text:style-name="Definition">[fig:weoc_control_main]</text:span></text:a>) values significantly differentiated ORG from the two other LTTs on 6 out of 10 sampling events. A similar trend is true also for MBC (Fig. <text:a xlink:type="simple" xlink:href="#fig:resp_control_main" office:name=""><text:span text:style-name="Definition">[fig:resp_control_main]</text:span></text:a>) concentrations and RESP (Fig. <text:a xlink:type="simple" xlink:href="#fig:resp_control_main" office:name=""><text:span text:style-name="Definition">[fig:resp_control_main]</text:span></text:a>) although differences between ORG and MIN soil are mostly statistically insignificant and the results are generally not as clear. As mentioned above, MIN had mostly higher values than UNC for most parameters throughout the incubation but this was clear only for HWE-S concentrations, where differences between the two soils are statistically significant on every sampling day. Apart from HWE-S, there was no single parameter that was able to significantly distinguish between control samples of the three soils on every sampling event during the 28 days incubation.</text:p>
      <text:p text:style-name="Text_20_body"><text:span text:style-name="T1">dynamics of HWES in non-amended samples</text:span></text:p>
      <text:p text:style-name="Text_20_body">[fig:hwes_control_main]</text:p>
      <text:h text:style-name="Heading_20_4" text:outline-level="4">Cumulative Resp</text:h>
      <text:p text:style-name="First_20_paragraph">Considerable differences were observed between LTTs in cumulative respiration (Fig <text:a xlink:type="simple" xlink:href="#fig:cumulative_control_main" office:name=""><text:span text:style-name="Definition">[fig:cumulative_control_main]</text:span></text:a> ), in the 2nd and particularly in the 3rd week, with the same order generally observed for other parameters, that is UNC<draw:frame draw:style-name="fr1" text:anchor-type="as-char"><draw:object xlink:href="Formula-38/" xlink:type="simple" xlink:show="embed" xlink:actuate="onLoad"/></draw:frame>MIN<draw:frame draw:style-name="fr1" text:anchor-type="as-char"><draw:object xlink:href="Formula-40/" xlink:type="simple" xlink:show="embed" xlink:actuate="onLoad"/></draw:frame>ORG. Total cumulative respiration after 3 weeks of incubation was 154, 199 and 261 in UNC, MIN and ORG respectively.</text:p>
      <text:p text:style-name="Text_20_body"><text:span text:style-name="T1">Cumulative respiration in non-amended samples</text:span></text:p>
      <text:p text:style-name="Text_20_body">[fig:cumulative_control_main]</text:p>
      <text:h text:style-name="Heading_20_4" text:outline-level="4">Aggregate stability</text:h>
      <text:p text:style-name="First_20_paragraph">as mentioned earlier, the <draw:frame draw:style-name="fr1" text:anchor-type="as-char"><draw:object xlink:href="Formula-42/" xlink:type="simple" xlink:show="embed" xlink:actuate="onLoad"/></draw:frame>WSA (Fig <text:a xlink:type="simple" xlink:href="#fig:erg_control_main" office:name=""><text:span text:style-name="Definition">[fig:erg_control_main]</text:span></text:a>) generally decreased during the incubation. This was particularly notable in ORG and MIN during the first half of the incubation, with a decrease of more than 5.5 in both LTTs. A much more limited decrease was observed in UNC during that same period. The total decrease in MIN was roughly double the decrease observed for UNC, while ORG had actually sustained the lowest total decrease in WSA, despite large initial decrease.<text:line-break/></text:p>
      <text:p text:style-name="Text_20_body"><text:span text:style-name="T1">Ergosterol-to-Biomass ratio in non-amended samples</text:span></text:p>
      <text:p text:style-name="Text_20_body">[fig:erg_control_main]</text:p>
      <text:h text:style-name="Heading_20_3" text:outline-level="3">Baseline</text:h>
      <text:p text:style-name="First_20_paragraph">of the possible differences in soil properties between LTTs, table # shows average values of control samples across day 0 and every week end of the incubation for each LTT (a total of 20 replicates each). Sampling events between week ends were omitted here to eliminate the effect of water additions at the beginning of each week and provide a baseline value that will correspond as accurately as possible to a certain normal level for each parameter X LTT combination. the general order of LTTs- ORG&gt; MIN&gt; UNC -described above for the 28 days dynamics in most soil properties, is similarly maintained when average baseline values are calculated though significance did differ. ORG had a significantly higher baseline value in all measured parameters except Erg compared with UNC, while only MBC, AS, and HWES were significantly different between MIN and UNC. Differences between ORG and MIN were significant in TOC, WEOC and HWES, while no significant differences were observed in MBC, CO2-Resp and AS between these two LTTs (although all of these parameters were higher in ORG). The lack of significance between ORG and MIN in MBC and CO2-Resp rates, probably reflects, to a large extent, the high degree of variability in the data, due to technical but mostly natural sources of variability. Statistical insignificance between ORG and MIN in AS is more likely to reflect actual closer similarity between these two LTTs, at least when compared with UNC. Differences in AS between ORG and MIN were relatively smaller than those in MBC and CO2-Resp, errors were relatively smaller and the difference between UNC and the two other soils was roughly 40% the maximum AS value (ORG). Thus, it seems that indeed %WSA, at least for this aggregate size division (<draw:frame draw:style-name="fr1" text:anchor-type="as-char"><draw:object xlink:href="Formula-44/" xlink:type="simple" xlink:show="embed" xlink:actuate="onLoad"/></draw:frame>250 micro meter), was similar in ORG and MIN. to summarize, it seems clear that SOM properties of ORG were different from those of the two other LTTs, despite some of the differences not being statistically significant, while MIN and UNC may have been much closer to each other in terms of SOM properties than each one of them is similar to ORG. Nonetheless, some properties, particularly, AS but also MBC and respiration, suggest a considerable distinction between MIN and UNC.</text:p>
      <text:h text:style-name="Heading_20_3" text:outline-level="3">Baseline</text:h>
      <text:h text:style-name="Heading_20_2" text:outline-level="2">Dynamics of SOM properties in MRE treated samples</text:h>
      <text:p text:style-name="First_20_paragraph">The results below are presented with regard to the effect of long term soil management on the short term soil reaction to labile organic input (specific objective # 2). The overall trend in differences between the LTT’s was mostly in accordance with their respective baseline values (I.e UNC <draw:frame draw:style-name="fr1" text:anchor-type="as-char"><draw:object xlink:href="Formula-46/" xlink:type="simple" xlink:show="embed" xlink:actuate="onLoad"/></draw:frame> MIN <draw:frame draw:style-name="fr1" text:anchor-type="as-char"><draw:object xlink:href="Formula-48/" xlink:type="simple" xlink:show="embed" xlink:actuate="onLoad"/></draw:frame> ORG).</text:p>
      <text:h text:style-name="Heading_20_3" text:outline-level="3">Microbial Biomass Carbon</text:h>
      <text:p text:style-name="First_20_paragraph">The first addition of MRE had a clear and similar effect on MBC in all three soils, as evidenced from the sharp increase of more than 2000 mg/kg that was recorded in all treated soils 24 hours after the addition (figure <text:a xlink:type="simple" xlink:href="#fig:mbc_treated_main" office:name=""><text:span text:style-name="Definition">[fig:mbc_treated_main]</text:span></text:a>). This increase constituted a peak of MBC in the first ­week (as well as the entire incubation) after which MBC dropped by more than a 1000 mg/kg by the beginning of the 3rd day of incubation. This decrease continued in the next few days, reaching average MBC levels of between 500 and 1000 mg/kg in the MRE treated LTTs by the end of the first week. Questionable data collected on the 8th day of incubation (24 h after the 2nd pulse) and missing data from the 17th day of incubation ( 72 h after the 3rd pulse) make it hard to assert the precise day of peak MBC in the 2nd and 3rd week. Nonetheless it is highly plausible that a similar trend as in the 1st week of incubation occurred in these two subsequent weeks in all soils, judging from the more reliable existing MBC data and from RESP data. Assuming that the dynamics of MBC indeed took on the same shape in the 2nd and 3rd week as in the 1st week, it can be seen that every MRE input is followed by a pulse of microbial growth reflected in the sharp increase and then decrease in MBC and RESP . The levels of weekly microbial growth , clearly demonstrates a reduction in the weekly growth rate with each subsequent week for Org and Min, while for UNC the trend is not obvious, with weekly growth decreasing drastically in the second week and subsequently increasing to yield an MBC growth of very similar magnitude in the third as in the first week. similar or very close values of MBC were observed for ORG and MIN soils throughout the incubation with ORG exhibiting slightly higher values on most days (significant on day 8 and 21), while MBC dynamics for UNC diverged, at least to some extent from that of the two other soils with significantly lower values observed on the 3rd and 10th day of incubation ( 3rd day of 1st and 2nd week respectively) as well as on the 14th and 21st day of incubation (end of 2nd and 3rd week respectively). Interestingly, by the end of the incubation, absolute MBC values converged to a similar level of roughly 700 mg/kg in all treated soils. compared with pre-incubation values, this value is equivalent to an increase of roughly 500-600 mg/kg MBC in the treated soils after 4 weeks of incubation .</text:p>
      <text:p text:style-name="Text_20_body"><text:span text:style-name="T1">MBC in MRE amended samples</text:span></text:p>
      <text:p text:style-name="Text_20_body">[fig:mbc_treated_main]</text:p>
      <text:h text:style-name="Heading_20_3" text:outline-level="3">Microbial Respiration</text:h>
      <text:p text:style-name="First_20_paragraph">Similar to MBC, CO2-Resp dynamics (Fig <text:a xlink:type="simple" xlink:href="#fig:resp_treated_main" office:name=""><text:span text:style-name="Definition">[fig:resp_treated_main]</text:span></text:a> ) presented a weekly pulse shortly after each MRE addition, albeit, these pulses were much closer in time to MRE addition. In the first two weeks, respiration rates peaked two hours after MRE addition at an average of 1183 and 623 <draw:frame draw:style-name="fr1" text:anchor-type="as-char"><draw:object xlink:href="Formula-50/" xlink:type="simple" xlink:show="embed" xlink:actuate="onLoad"/></draw:frame>-<draw:frame draw:style-name="fr1" text:anchor-type="as-char"><draw:object xlink:href="Formula-52/" xlink:type="simple" xlink:show="embed" xlink:actuate="onLoad"/></draw:frame> respectively, while the last week saw a considerably smaller peak at 246 <draw:frame draw:style-name="fr1" text:anchor-type="as-char"><draw:object xlink:href="Formula-54/" xlink:type="simple" xlink:show="embed" xlink:actuate="onLoad"/></draw:frame>-<draw:frame draw:style-name="fr1" text:anchor-type="as-char"><draw:object xlink:href="Formula-56/" xlink:type="simple" xlink:show="embed" xlink:actuate="onLoad"/></draw:frame>, which was recorded 10 h after MRE addition (no sampling occurred between 2-10 h). The high peak respiration rate in the first week, was followed by a general trend of sharp decrease leading to values close to the final value for that week after 3 days of incubation. The second week, unlike the first week, was characterized by a much smaller peak (roughly half the first peak) as well as higher rates in the following days, compared with a similar time period in the first week. These dynamics, entailed a considerably more flattened pattern of respiration in the second week. The third pulse was relatively similar to the 2nd pulse (2nd week) in the general pattern, compared with the first pulse, by having a much more limited peak respiration rate and relatively high rates in the next 24 h.<text:line-break/></text:p>
      <text:p text:style-name="Text_20_body"><draw:frame draw:style-name="fr1" text:anchor-type="as-char"><draw:object xlink:href="Formula-58/" xlink:type="simple" xlink:show="embed" xlink:actuate="onLoad"/></draw:frame><text:span text:style-name="T1"> respiration in MRE amended samples</text:span></text:p>
      <text:p text:style-name="Text_20_body">[fig:resp_treated_main]</text:p>
      <text:h text:style-name="Heading_20_3" text:outline-level="3">Carbon Use Efficiency</text:h>
      <text:p text:style-name="First_20_paragraph">The weekly trend in CUE (Fig. <text:a xlink:type="simple" xlink:href="#fig:cue_treated_main" office:name=""><text:span text:style-name="Definition">[fig:cue_treated_main]</text:span></text:a>) seemed to differ between the cultivated LTTs and the non-cultivated LTT. Both cultivated LTTs presented a sharp decrease of ~50% in CUE between the 1st and 2nd week with values staying practically the same between the 2nd and 3rd week. UNC saw an even more pronounced decrease in CUE between the 1st and 2nd week (about 10 fold) while the 3rd week actually saw a sharp increase compared with the 2nd week, with a CUE similar to that observed in the 1st week.</text:p>
      <text:p text:style-name="Text_20_body"><text:span text:style-name="T1">CUE in MRE amended samples</text:span></text:p>
      <text:p text:style-name="Text_20_body">[fig:cue_treated_main]</text:p>
      <text:h text:style-name="Heading_20_3" text:outline-level="3">Water Extractable Organic Carbon</text:h>
      <text:p text:style-name="First_20_paragraph">The dynamics of WEOC (Fig. <text:a xlink:type="simple" xlink:href="#fig:weoc_treated_main" office:name=""><text:span text:style-name="Definition">[fig:weoc_treated_main]</text:span></text:a> ) presented an interesting trend which differed significantly between LTTs. The first MRE addition saw a sharp increase of almost 1000 mg/kg in c_WEOC after 24 h in UNC samples whereas only a relatively slight increase of 106 and 33 mg/kg was observed for MIN and ORG respectively. This increase was almost entirely diminished by the 3rd day of incubation in all three LTTs and returned to values very close to the initial values after 7 days. These dynamics were similarly repeated in the 2nd and 3rd weeks, however, WEOC pulses following MRE input increased substantially between subsequent weeks in MIN and UNC. This meant that both the peak of WEOC pulse is well is its duration (I.e the time period before WEOC returned to levels close to initial values) were increased, with peak WEOC in the second week standing at ~500 and ~# mg/kg for MIN and UNC (extrapolated) respectively, and these values almost doubled in the third week in MIN and increased by ~#% in UNC. In sharp contrast with these two LTTs, WEOC pulses after each MRE addition in ORG were considerably minor, with peak WEOC in the last week amounting to less than 150 mg/kg. These contrasting trends between LTTs, inversely correspond with the respective respiration trends in these LTTs. In the second week of incubation, and still more in the 3rd week, lower respiration clearly corresponded with high WEOC pulse as evident from comparing the rate of change in cumulative respiration with pattern of WEOC (fig ).<text:line-break/></text:p>
      <text:p text:style-name="Text_20_body"><text:span text:style-name="T1">WEOC in MRE amended samples</text:span></text:p>
      <text:p text:style-name="Text_20_body">[fig:weoc_treated_main]</text:p>
      <text:h text:style-name="Heading_20_3" text:outline-level="3">Hot water extractable sugars</text:h>
      <text:p text:style-name="First_20_paragraph">Throughout the incubation period, ORG maintained highest absolute values of HWES whereas on the final sampling date a comparable level of HWES (roughly 500 mg/kg) was observed for all treated soils (Fig <text:a xlink:type="simple" xlink:href="#fig:hwes_treated_main" office:name=""><text:span text:style-name="Definition">[fig:hwes_treated_main]</text:span></text:a>). ORG had the highest HWES at the end of the incubation but this result was highly insignificant. UNC and MIN presented similar absolute values of HWES throughout the incubation. This probably reflects, at least to a certain degree their respective SOM stocks compared with ORG as HWES are often correlated with SOC. When these results are normalized to the control value (figure #), a different prospect of the HWES dynamics emerges, whereby during the first two weeks the three LTTs maintained similar values while the last two weeks saw a clear divergence between UNC and the two other LTTs. The first week saw an increase of 100 mg/kg or less over control values in all three LTTs and the 2nd week saw a similar increase in all three LTTs. In contrast, during the third week, UNC saw a considerable increase of ~50 mg/kg while insignificant changes were observed for ORG and MIN. the last week saw a very similar reduction of ~50 mg/kg in MIN and UNC and roughly double that reduction in ORG. significant difference was observed between UNC and the two cultivated LTTs on the the last sampling event but not between ORG and MIN.</text:p>
      <text:p text:style-name="Text_20_body"><text:span text:style-name="T1">HWES in MRE amended samples</text:span></text:p>
      <text:p text:style-name="Text_20_body">[fig:hwes_treated_main]</text:p>
      <text:h text:style-name="Heading_20_3" text:outline-level="3">Microbial biomass nitrogen and C/N ratio</text:h>
      <text:p text:style-name="First_20_paragraph">MBN values in MRE treated soils (figure <text:a xlink:type="simple" xlink:href="#fig:mbn_treated_main" office:name=""><text:span text:style-name="Definition">[fig:mbn_treated_main]</text:span></text:a>) ranged between roughly 10 to 150 mg/kg. MBN dynamics for ORG and MIN were similar in general trend. A sharp increase of roughly 7 fold was observed in first two weeks for MIN and ORG soil. In the 3rd week, increases were very small and the 4th week resulted in a slight decrease for MIN and a much larger decrease for ORG bringing the two LTT’ to a similar value of between 80-90 mg/kg.<text:line-break/>Microbial C-to-N ratio ranged from roughly 6 to 11 for the three soils, throughout the incubation (fig #), with the highest significant value observed for UNC (11.03) after 3 weeks of incubation. An increase in microbial C-to-N ratio over initial value was visible on day 7, 14 and 21 for UNC and ORG while values for MIN stayed relatively steady, with only minor increases in these sampling days. The last week of incubation resulted in a decrease in normalized C-to-N ratio, especially for UNC and ORG. almost completely undoing the prior increases for MIN, while values for UNC remained relatively high ( differences between MIN and UNC insignificant).</text:p>
      <text:p text:style-name="Text_20_body"><text:span text:style-name="T1">MBN in MRE amended samples</text:span></text:p>
      <text:p text:style-name="Text_20_body">[fig:mbn_treated_main]</text:p>
      <text:h text:style-name="Heading_20_3" text:outline-level="3">Aggregate stability</text:h>
      <text:p text:style-name="First_20_paragraph">The percentage of stable aggregate was increased by more than 20% in the course of the incubation in all three soils (Fig <text:a xlink:type="simple" xlink:href="#fig:as_treated_main" office:name=""><text:span text:style-name="Definition">[fig:as_treated_main]</text:span></text:a>). for ORG and UNC, ~80% of the stable aggregates formed during the incubation period were formed in the first half of the incubation, while MIN samples presented almost similar increases in percentage of stable aggregates in the second half as in the first half of incubation.</text:p>
      <text:p text:style-name="Text_20_body"><text:span text:style-name="T1">Agrregate Stability in MRE amended samples</text:span></text:p>
      <text:p text:style-name="Text_20_body">[fig:as_treated_main]</text:p>
      <text:h text:style-name="Heading_20_3" text:outline-level="3">Ergosterol-to-microbial biomass (ERG-to-MBC)</text:h>
      <text:p text:style-name="First_20_paragraph">The ratio of ERG-to-MBC dropped sharply in the first week of incubation in both ORG and UNC, with a more moderate decrease in MIN, and reached a similar value of roughly 0.05% in all three soils. From then onwards, ERG-to-MBC remained relatively steady, with a slight decrease and then increase in the fertilized soils, during the <draw:frame draw:style-name="fr1" text:anchor-type="as-char"><draw:object xlink:href="Formula-60/" xlink:type="simple" xlink:show="embed" xlink:actuate="onLoad"/></draw:frame> and <draw:frame draw:style-name="fr1" text:anchor-type="as-char"><draw:object xlink:href="Formula-62/" xlink:type="simple" xlink:show="embed" xlink:actuate="onLoad"/></draw:frame> weeks respectively. By the end of 4 weeks of incubation, ERG-to-MBC values were practically identical at ~0.03%, again indicative of the strong effect of MRE treatment compared with the effect of long-term management treatments.</text:p>
      <text:p text:style-name="Text_20_body"><text:span text:style-name="T1">Ergosterol in MRE amended samples</text:span></text:p>
      <text:p text:style-name="Text_20_body">[fig:erg_treated_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i>%</mi>
</math>
</file>

<file path=Formula-10/content.xml><?xml version="1.0" encoding="utf-8"?>
<math xmlns="http://www.w3.org/1998/Math/MathML" display="inline">
  <mi>%</mi>
</math>
</file>

<file path=Formula-12/content.xml><?xml version="1.0" encoding="utf-8"?>
<math xmlns="http://www.w3.org/1998/Math/MathML" display="inline">
  <mo>±</mo>
</math>
</file>

<file path=Formula-14/content.xml><?xml version="1.0" encoding="utf-8"?>
<math xmlns="http://www.w3.org/1998/Math/MathML" display="inline">
  <mi>%</mi>
</math>
</file>

<file path=Formula-16/content.xml><?xml version="1.0" encoding="utf-8"?>
<math xmlns="http://www.w3.org/1998/Math/MathML" display="inline">
  <mi>%</mi>
</math>
</file>

<file path=Formula-18/content.xml><?xml version="1.0" encoding="utf-8"?>
<math xmlns="http://www.w3.org/1998/Math/MathML" display="inline">
  <mo>=</mo>
</math>
</file>

<file path=Formula-2/content.xml><?xml version="1.0" encoding="utf-8"?>
<math xmlns="http://www.w3.org/1998/Math/MathML" display="inline">
  <mrow>
    <mi>C</mi>
    <msub>
      <mi>O</mi>
      <mn>2</mn>
    </msub>
  </mrow>
</math>
</file>

<file path=Formula-20/content.xml><?xml version="1.0" encoding="utf-8"?>
<math xmlns="http://www.w3.org/1998/Math/MathML" display="inline">
  <mi>%</mi>
</math>
</file>

<file path=Formula-22/content.xml><?xml version="1.0" encoding="utf-8"?>
<math xmlns="http://www.w3.org/1998/Math/MathML" display="inline">
  <mi>%</mi>
</math>
</file>

<file path=Formula-24/content.xml><?xml version="1.0" encoding="utf-8"?>
<math xmlns="http://www.w3.org/1998/Math/MathML" display="inline">
  <mi>%</mi>
</math>
</file>

<file path=Formula-26/content.xml><?xml version="1.0" encoding="utf-8"?>
<math xmlns="http://www.w3.org/1998/Math/MathML" display="inline">
  <mi>%</mi>
</math>
</file>

<file path=Formula-28/content.xml><?xml version="1.0" encoding="utf-8"?>
<math xmlns="http://www.w3.org/1998/Math/MathML" display="inline">
  <mi>%</mi>
</math>
</file>

<file path=Formula-30/content.xml><?xml version="1.0" encoding="utf-8"?>
<math xmlns="http://www.w3.org/1998/Math/MathML" display="inline">
  <mi>%</mi>
</math>
</file>

<file path=Formula-32/content.xml><?xml version="1.0" encoding="utf-8"?>
<math xmlns="http://www.w3.org/1998/Math/MathML" display="inline">
  <mrow>
    <mi>C</mi>
    <msub>
      <mi>O</mi>
      <mn>2</mn>
    </msub>
  </mrow>
</math>
</file>

<file path=Formula-34/content.xml><?xml version="1.0" encoding="utf-8"?>
<math xmlns="http://www.w3.org/1998/Math/MathML" display="inline">
  <mo>&lt;</mo>
</math>
</file>

<file path=Formula-36/content.xml><?xml version="1.0" encoding="utf-8"?>
<math xmlns="http://www.w3.org/1998/Math/MathML" display="inline">
  <mo>&lt;</mo>
</math>
</file>

<file path=Formula-38/content.xml><?xml version="1.0" encoding="utf-8"?>
<math xmlns="http://www.w3.org/1998/Math/MathML" display="inline">
  <mo>&lt;</mo>
</math>
</file>

<file path=Formula-4/content.xml><?xml version="1.0" encoding="utf-8"?>
<math xmlns="http://www.w3.org/1998/Math/MathML" display="inline">
  <mi>%</mi>
</math>
</file>

<file path=Formula-40/content.xml><?xml version="1.0" encoding="utf-8"?>
<math xmlns="http://www.w3.org/1998/Math/MathML" display="inline">
  <mo>&lt;</mo>
</math>
</file>

<file path=Formula-42/content.xml><?xml version="1.0" encoding="utf-8"?>
<math xmlns="http://www.w3.org/1998/Math/MathML" display="inline">
  <mi>%</mi>
</math>
</file>

<file path=Formula-44/content.xml><?xml version="1.0" encoding="utf-8"?>
<math xmlns="http://www.w3.org/1998/Math/MathML" display="inline">
  <mo>&lt;</mo>
</math>
</file>

<file path=Formula-46/content.xml><?xml version="1.0" encoding="utf-8"?>
<math xmlns="http://www.w3.org/1998/Math/MathML" display="inline">
  <mo>&lt;</mo>
</math>
</file>

<file path=Formula-48/content.xml><?xml version="1.0" encoding="utf-8"?>
<math xmlns="http://www.w3.org/1998/Math/MathML" display="inline">
  <mo>&lt;</mo>
</math>
</file>

<file path=Formula-50/content.xml><?xml version="1.0" encoding="utf-8"?>
<math xmlns="http://www.w3.org/1998/Math/MathML" display="inline">
  <mrow>
    <mi>m</mi>
    <mi>g</mi>
    <mspace width="0.222em"/>
    <mi>C</mi>
    <mi>O</mi>
    <mn>2</mn>
  </mrow>
</math>
</file>

<file path=Formula-52/content.xml><?xml version="1.0" encoding="utf-8"?>
<math xmlns="http://www.w3.org/1998/Math/MathML" display="inline">
  <mrow>
    <mi>C</mi>
    <mo>*</mo>
    <mi>k</mi>
    <msup>
      <mi>g</mi>
      <mrow>
        <mo>−</mo>
        <mn>1</mn>
      </mrow>
    </msup>
    <mo>*</mo>
    <mi>d</mi>
    <mi>a</mi>
    <msup>
      <mi>y</mi>
      <mrow>
        <mo>−</mo>
        <mn>1</mn>
      </mrow>
    </msup>
  </mrow>
</math>
</file>

<file path=Formula-54/content.xml><?xml version="1.0" encoding="utf-8"?>
<math xmlns="http://www.w3.org/1998/Math/MathML" display="inline">
  <mrow>
    <mi>m</mi>
    <mi>g</mi>
    <mspace width="0.222em"/>
    <mi>C</mi>
    <mi>O</mi>
    <mn>2</mn>
  </mrow>
</math>
</file>

<file path=Formula-56/content.xml><?xml version="1.0" encoding="utf-8"?>
<math xmlns="http://www.w3.org/1998/Math/MathML" display="inline">
  <mrow>
    <mi>C</mi>
    <mo>*</mo>
    <mi>k</mi>
    <msup>
      <mi>g</mi>
      <mrow>
        <mo>−</mo>
        <mn>1</mn>
      </mrow>
    </msup>
    <mo>*</mo>
    <mi>d</mi>
    <mi>a</mi>
    <msup>
      <mi>y</mi>
      <mrow>
        <mo>−</mo>
        <mn>1</mn>
      </mrow>
    </msup>
  </mrow>
</math>
</file>

<file path=Formula-58/content.xml><?xml version="1.0" encoding="utf-8"?>
<math xmlns="http://www.w3.org/1998/Math/MathML" display="inline">
  <mrow>
    <mi>C</mi>
    <msub>
      <mi>O</mi>
      <mn>2</mn>
    </msub>
  </mrow>
</math>
</file>

<file path=Formula-6/content.xml><?xml version="1.0" encoding="utf-8"?>
<math xmlns="http://www.w3.org/1998/Math/MathML" display="inline">
  <mi>%</mi>
</math>
</file>

<file path=Formula-60/content.xml><?xml version="1.0" encoding="utf-8"?>
<math xmlns="http://www.w3.org/1998/Math/MathML" display="inline">
  <msup>
    <mn>2</mn>
    <mrow>
      <mi>n</mi>
      <mi>d</mi>
    </mrow>
  </msup>
</math>
</file>

<file path=Formula-62/content.xml><?xml version="1.0" encoding="utf-8"?>
<math xmlns="http://www.w3.org/1998/Math/MathML" display="inline">
  <msup>
    <mn>4</mn>
    <mrow>
      <mi>t</mi>
      <mi>h</mi>
    </mrow>
  </msup>
</math>
</file>

<file path=Formula-8/content.xml><?xml version="1.0" encoding="utf-8"?>
<math xmlns="http://www.w3.org/1998/Math/MathML" display="inline">
  <mi>%</mi>
</math>
</file>